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A000002C46F90D17F9F5209E3.jpg" manifest:media-type="image/jpeg"/>
  <manifest:file-entry manifest:full-path="Pictures/10000000000001DA000002693DB34D4A4AD7A8E9.jpg" manifest:media-type="image/jpeg"/>
  <manifest:file-entry manifest:full-path="Pictures/10000000000001DA000001A276329F11A611E382.jpg" manifest:media-type="image/jpeg"/>
  <manifest:file-entry manifest:full-path="Pictures/10000000000002D0000001C200880D34C4C07AE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mière pag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8">
        <office:forms form:automatic-focus="false" form:apply-design-mode="false"/>
        <draw:frame draw:style-name="gr2" draw:text-style-name="P2" xml:id="id1" draw:id="id1" draw:layer="layout" svg:width="3.346cm" svg:height="2.95cm" svg:x="5.875cm" svg:y="4.388cm" presentation:class="graphic" presentation:user-transformed="true">
          <draw:image xlink:href="Pictures/10000000000001DA000001A276329F11A611E382.jpg" xlink:type="simple" xlink:show="embed" xlink:actuate="onLoad">
            <text:p/>
          </draw:image>
        </draw:frame>
        <draw:frame draw:style-name="gr2" draw:text-style-name="P2" xml:id="id2" draw:id="id2" draw:layer="layout" svg:width="6.97cm" svg:height="4.355cm" svg:x="16.976cm" svg:y="3.685cm" presentation:class="graphic" presentation:user-transformed="true">
          <draw:image xlink:href="Pictures/10000000000002D0000001C200880D34C4C07AEB.jpg" xlink:type="simple" xlink:show="embed" xlink:actuate="onLoad">
            <text:p/>
          </draw:image>
        </draw:frame>
        <draw:frame draw:style-name="gr2" draw:text-style-name="P2" xml:id="id7" draw:id="id7" draw:layer="layout" svg:width="2.915cm" svg:height="3.794cm" svg:x="6.089cm" svg:y="8.737cm" presentation:class="graphic" presentation:user-transformed="true">
          <draw:image xlink:href="Pictures/10000000000001DA000002693DB34D4A4AD7A8E9.jpg" xlink:type="simple" xlink:show="embed" xlink:actuate="onLoad">
            <text:p/>
          </draw:image>
        </draw:frame>
        <draw:frame draw:style-name="gr2" draw:text-style-name="P2" draw:layer="layout" svg:width="2.915cm" svg:height="4.356cm" svg:x="19.002cm" svg:y="8.456cm" presentation:class="graphic" presentation:user-transformed="true">
          <draw:image xlink:href="Pictures/10000000000001DA000002C46F90D17F9F5209E3.jp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3" draw:text-style-name="P3" draw:layer="layout" svg:width="4cm" svg:height="3.095cm" svg:x="23.8cm" svg:y="11.4cm">
          <draw:text-box>
            <text:list text:style-name="L2">
              <text:list-item>
                <text:p xml:id="id3" text:id="id3">Panda</text:p>
              </text:list-item>
              <text:list-item>
                <text:p xml:id="id4" text:id="id4">Paon</text:p>
              </text:list-item>
              <text:list-item>
                <text:p xml:id="id5" text:id="id5">Tigre </text:p>
              </text:list-item>
              <text:list-item>
                <text:p xml:id="id6" text:id="id6">Panthè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3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2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3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  <anim:seq presentation:node-type="interactive-sequence">
            <anim:par smil:begin="id7.click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7" svg:path="M0.0127857142857143 0.000952380952380952c0.0248928571428571 0.0244444444444444 0.0513937790810442 0.0431629671782198 0.0803214285714286 0.0504126984126984 0.0387152089461786 0.00970265004212567 0.0771069935361483 0.0123075291283848 0.11575 0.0104761904761905 0.0136069950866506-0.000644851897476269 0.0270704093572513-0.00405663250649527 0.0401785714285714 0.00209523809523809 0.0162489818119159 0.00762590765760632 0.0313566224128238 0.0101055524405519 0.04725 0.0126349206349206 0.0168209101867166 0.00267698133975881 0.033856957216383-0.00170848203319786 0.0507857142857143 0 0.0157855292973037 0.00159310533422566 0.0332597320582874 0.00319951871633373 0.0460714285714286-0.0126349206349206 0.0155454603166328-0.0192131969656453 0.0130065731847502-0.0592406603551174 0.0094285714285714-0.0881904761904762-0.00374342738530048-0.0302882840150495-0.0151437043217174-0.0558093112199647-0.0177142857142857-0.0881904761904762-0.00242941861315427-0.0306029620857019-0.00417396790356117-0.0605081993835601-0.00471428571428573-0.0902857142857143-0.000459682233668657-0.0253335986555176 0.000219418146375439-0.0500976230564396-0.00353571428571431-0.0756190476190476-0.00774486792422197-0.0526373080177627-0.0355710536538569-0.00831275091912198-0.0519642857142857-0.00419047619047619-0.0161781969419212 0.00406820157019072-0.0317853099173913 0.0126247443844836-0.0484285714285714 0.0105396825396826-0.0152853119736036-0.00191493841280044-0.03075 0-0.0460714285714286 0-0.01575 0-0.0315352213957282 0.00112123281011528-0.04725 0-0.0163209449219328-0.00116448213489823-0.0327494855666379-0.00419349547645625-0.0484285714285714-0.0126349206349207-0.0132137714820554-0.00711413050537801-0.0269657791930504-0.00431143555804747-0.0401785714285714-0.0146666666666667-0.0154657799988675-0.0121209599991124-0.0301062379539217-0.0261617923443425-0.0448571428571429-0.0399365079365079-0.017749095280938-0.0165744909290127-0.0323193898847791-0.0712289768241273-0.00239285714285714-0.0923809523809524 0.0201091826373794-0.014213104581198 0.0397855563789197-0.0319115017682195 0.0614285714285714-0.0314920634920635 0.0274998502613771 0.00053294283452282 0.0552508419878423 0.00465064159556738 0.0826785714285714 0 0.033607987433863-0.0056985651926087 0.0635700309559554 0.0217842670989934 0.0933214285714286 0.042031746031746 0.0251057457309826 0.0170858547335854 0.0481432920531349 0.0428504522840326 0.0744285714285715 0.0482539682539683 0.0342504353864537 0.00704092857239719 0.0663930171501358 0.0271154072610248 0.100392857142857 0.0231111111111111 0.0285358744811983-0.0033607832373313 0.0486072432955827 0.0262845933450934 0.0743928571428572 0.0335873015873016 0.0235358147403092 0.006665545730621 0.0161796680788154 0.0546671049138472 0.013 0.0798095238095238-0.00503461765106672 0.039809962180029-0.0324790280525951 0.0594888912326972-0.0354285714285714 0.102920634920635-0.00222902930033486 0.0328222429388762-0.0171459173809612 0.057131229174567-0.0342500000000001 0.0713650793650794-0.0176102055600889 0.0146550407495938-0.0359676648021694 0.0218786425932374-0.0543214285714286 0.0293968253968254-0.0281462459440206 0.0115294402228451-0.0578206440927931 0.00146813873836592-0.08625 0.0104761904761905-0.0204635020490067 0.00648401201195705-0.0342843928337346-0.020716168830105-0.0531428571428572-0.0251428571428571-0.0160343985897213-0.0037637892288394-0.0362794230254488-0.0208104189873878-0.0519642857142857 0-0.0182437129495123 0.0242054596139494-0.0119326521611498 0.0680655248909206-0.00710714285714287 0.0986666666666667 0.00581734808691972 0.0368909232894595 0.02099746409946 0.0667364423545476 0.0378214285714286 0.0881904761904762 0.0186760362338876 0.0238158083340253 0.0416452105432651 0.0364131320608464 0.0649642857142857 0.041968253968254 0.0302523651782597 0.00720678566024319 0.0588214585195332 0.031654984260335 0.08975 0.0315555555555556 0.0480714693755339-0.000154539584088537 0.095749978193482-0.00190514787459226 0.144107142857143-0.0105396825396825 0.0330714067661105-0.0059051478748065 0.0556460976240143-0.0396615713062007 0.0862142857142857-0.0546031746031746 0.0206103889880722-0.0100742724804844 0.0377118821592074-0.0361320906936333 0.0543571428571429-0.0608888888888889 0.0141761684124314-0.021084472447587 0.0249652955584423-0.050412500402775 0.0271785714285714-0.0860952380952381 0.00246529556375841-0.0397458338218165-0.0128872709982623-0.0662364176974041-0.0271785714285714-0.084-0.0157444181126077-0.0195697563222902-0.0359290432793341-0.0352463607415839-0.0567142857142857-0.0314920634920635-0.0305361870103988 0.00551554417817152-0.0607864788796005 0.0107251279547518-0.0909285714285715 0.0252063492063492-0.0404293362543213 0.0194235407645593-0.0808258337221535 0.0381978650593282-0.1205 0.0608888888888889-0.0320401247309268 0.0183248522144123-0.0658217002745334 0.02594691852107-0.0992142857142858 0.0273015873015873-0.0370359900898203 0.00150247424299469-0.0722150272800664 0.0197207304371451-0.108678571428571 0.0231111111111111-0.0318221760970319 0.00295882622938463-0.0637857142857143 0-0.0956428571428572 0-0.0252142857142857 0-0.0504285714285714 0-0.0756071428571429 0l-0.0248214285714286 0.00628571428571429h-0.0153571428571429-0.00235714285714286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marker draw:name="Extrémités_20_de_20_flèche_20_1" draw:display-name="Extrémités de flèche 1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4:20:42.213519034</meta:creation-date>
    <dc:date>2018-12-06T14:53:10.036306240</dc:date>
    <meta:editing-duration>PT32M28S</meta:editing-duration>
    <meta:editing-cycles>2</meta:editing-cycles>
    <meta:generator>LibreOffice/6.0.6.2$Linux_X86_64 LibreOffice_project/00m0$Build-2</meta:generator>
    <meta:document-statistic meta:object-count="32"/>
  </office:meta>
</office:document-meta>
</file>